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quicksort:</text:p>
          </table:table-cell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string">
            <text:p>mergesort:</text:p>
          </table:table-cell>
          <table:table-cell office:value-type="float" office:value="210">
            <text:p>210</text:p>
          </table:table-cell>
          <table:table-cell table:number-columns-repeated="10"/>
        </table:table-row>
        <table:table-row table:style-name="ro1">
          <table:table-cell office:value-type="string">
            <text:p>IterMerge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IterMerge</text:p>
          </table:table-cell>
          <table:table-cell office:value-type="float" office:value="67">
            <text:p>67</text:p>
          </table:table-cell>
          <table:table-cell office:value-type="string">
            <text:p>mergesort:</text:p>
          </table:table-cell>
          <table:table-cell office:value-type="float" office:value="210">
            <text:p>210</text:p>
          </table:table-cell>
          <table:table-cell office:value-type="string">
            <text:p>quicksort: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N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quicksort: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IterMerge</text:p>
          </table:table-cell>
          <table:table-cell office:value-type="float" office:value="134">
            <text:p>134</text:p>
          </table:table-cell>
          <table:table-cell office:value-type="string">
            <text:p>mergesort:</text:p>
          </table:table-cell>
          <table:table-cell office:value-type="float" office:value="542">
            <text:p>542</text:p>
          </table:table-cell>
          <table:table-cell office:value-type="string">
            <text:p>quicksort: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N</text:p>
          </table:table-cell>
          <table:table-cell table:formula="of:=2*[.L3]" office:value-type="float" office:value="200">
            <text:p>200</text:p>
          </table:table-cell>
        </table:table-row>
        <table:table-row table:style-name="ro1">
          <table:table-cell office:value-type="string">
            <text:p>mergesort:</text:p>
          </table:table-cell>
          <table:table-cell office:value-type="float" office:value="542">
            <text:p>542</text:p>
          </table:table-cell>
          <table:table-cell/>
          <table:table-cell office:value-type="string">
            <text:p>IterMerge</text:p>
          </table:table-cell>
          <table:table-cell office:value-type="float" office:value="281">
            <text:p>281</text:p>
          </table:table-cell>
          <table:table-cell office:value-type="string">
            <text:p>mergesort:</text:p>
          </table:table-cell>
          <table:table-cell office:value-type="float" office:value="1553">
            <text:p>1553</text:p>
          </table:table-cell>
          <table:table-cell office:value-type="string">
            <text:p>quicksort: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N</text:p>
          </table:table-cell>
          <table:table-cell table:formula="of:=2*[.L4]" office:value-type="float" office:value="400">
            <text:p>400</text:p>
          </table:table-cell>
        </table:table-row>
        <table:table-row table:style-name="ro1">
          <table:table-cell office:value-type="string">
            <text:p>IterMerge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IterMerge</text:p>
          </table:table-cell>
          <table:table-cell office:value-type="float" office:value="636">
            <text:p>636</text:p>
          </table:table-cell>
          <table:table-cell office:value-type="string">
            <text:p>mergesort:</text:p>
          </table:table-cell>
          <table:table-cell office:value-type="float" office:value="5221">
            <text:p>5221</text:p>
          </table:table-cell>
          <table:table-cell office:value-type="string">
            <text:p>quicksort:</text:p>
          </table:table-cell>
          <table:table-cell office:value-type="float" office:value="593">
            <text:p>593</text:p>
          </table:table-cell>
          <table:table-cell/>
          <table:table-cell office:value-type="string">
            <text:p>N</text:p>
          </table:table-cell>
          <table:table-cell table:formula="of:=2*[.L5]" office:value-type="float" office:value="800">
            <text:p>800</text:p>
          </table:table-cell>
        </table:table-row>
        <table:table-row table:style-name="ro1">
          <table:table-cell office:value-type="string">
            <text:p>quicksort: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IterMerge</text:p>
          </table:table-cell>
          <table:table-cell office:value-type="float" office:value="1311">
            <text:p>1311</text:p>
          </table:table-cell>
          <table:table-cell office:value-type="string">
            <text:p>mergesort:</text:p>
          </table:table-cell>
          <table:table-cell office:value-type="float" office:value="17184">
            <text:p>17184</text:p>
          </table:table-cell>
          <table:table-cell office:value-type="string">
            <text:p>quicksort:</text:p>
          </table:table-cell>
          <table:table-cell office:value-type="float" office:value="1093">
            <text:p>1093</text:p>
          </table:table-cell>
          <table:table-cell/>
          <table:table-cell office:value-type="string">
            <text:p>N</text:p>
          </table:table-cell>
          <table:table-cell table:formula="of:=2*[.L6]" office:value-type="float" office:value="1600">
            <text:p>1600</text:p>
          </table:table-cell>
        </table:table-row>
        <table:table-row table:style-name="ro1">
          <table:table-cell office:value-type="string">
            <text:p>mergesort:</text:p>
          </table:table-cell>
          <table:table-cell office:value-type="float" office:value="1553">
            <text:p>1553</text:p>
          </table:table-cell>
          <table:table-cell/>
          <table:table-cell office:value-type="string">
            <text:p>IterMerge</text:p>
          </table:table-cell>
          <table:table-cell office:value-type="float" office:value="2876">
            <text:p>2876</text:p>
          </table:table-cell>
          <table:table-cell office:value-type="string">
            <text:p>mergesort:</text:p>
          </table:table-cell>
          <table:table-cell office:value-type="float" office:value="63988">
            <text:p>63988</text:p>
          </table:table-cell>
          <table:table-cell office:value-type="string">
            <text:p>quicksort:</text:p>
          </table:table-cell>
          <table:table-cell office:value-type="float" office:value="2325">
            <text:p>2325</text:p>
          </table:table-cell>
          <table:table-cell/>
          <table:table-cell office:value-type="string">
            <text:p>N</text:p>
          </table:table-cell>
          <table:table-cell table:formula="of:=2*[.L7]" office:value-type="float" office:value="3200">
            <text:p>3200</text:p>
          </table:table-cell>
        </table:table-row>
        <table:table-row table:style-name="ro1">
          <table:table-cell office:value-type="string">
            <text:p>IterMerge</text:p>
          </table:table-cell>
          <table:table-cell office:value-type="float" office:value="281">
            <text:p>281</text:p>
          </table:table-cell>
          <table:table-cell table:number-columns-repeated="10"/>
        </table:table-row>
        <table:table-row table:style-name="ro1">
          <table:table-cell office:value-type="string">
            <text:p>quicksort:</text:p>
          </table:table-cell>
          <table:table-cell office:value-type="float" office:value="593">
            <text:p>593</text:p>
          </table:table-cell>
          <table:table-cell table:number-columns-repeated="10"/>
        </table:table-row>
        <table:table-row table:style-name="ro1">
          <table:table-cell office:value-type="string">
            <text:p>mergesort:</text:p>
          </table:table-cell>
          <table:table-cell office:value-type="float" office:value="5221">
            <text:p>5221</text:p>
          </table:table-cell>
          <table:table-cell table:number-columns-repeated="10"/>
        </table:table-row>
        <table:table-row table:style-name="ro1">
          <table:table-cell office:value-type="string">
            <text:p>IterMerge</text:p>
          </table:table-cell>
          <table:table-cell office:value-type="float" office:value="636">
            <text:p>636</text:p>
          </table:table-cell>
          <table:table-cell table:number-columns-repeated="10"/>
        </table:table-row>
        <table:table-row table:style-name="ro1">
          <table:table-cell office:value-type="string">
            <text:p>quicksort:</text:p>
          </table:table-cell>
          <table:table-cell office:value-type="float" office:value="1093">
            <text:p>1093</text:p>
          </table:table-cell>
          <table:table-cell table:number-columns-repeated="10"/>
        </table:table-row>
        <table:table-row table:style-name="ro1">
          <table:table-cell office:value-type="string">
            <text:p>mergesort:</text:p>
          </table:table-cell>
          <table:table-cell office:value-type="float" office:value="17184">
            <text:p>17184</text:p>
          </table:table-cell>
          <table:table-cell table:number-columns-repeated="10"/>
        </table:table-row>
        <table:table-row table:style-name="ro1">
          <table:table-cell office:value-type="string">
            <text:p>IterMerge</text:p>
          </table:table-cell>
          <table:table-cell office:value-type="float" office:value="1311">
            <text:p>1311</text:p>
          </table:table-cell>
          <table:table-cell table:number-columns-repeated="10"/>
        </table:table-row>
        <table:table-row table:style-name="ro1">
          <table:table-cell office:value-type="string">
            <text:p>quicksort:</text:p>
          </table:table-cell>
          <table:table-cell office:value-type="float" office:value="2325">
            <text:p>2325</text:p>
          </table:table-cell>
          <table:table-cell table:number-columns-repeated="10"/>
        </table:table-row>
        <table:table-row table:style-name="ro1">
          <table:table-cell office:value-type="string">
            <text:p>mergesort:</text:p>
          </table:table-cell>
          <table:table-cell office:value-type="float" office:value="63988">
            <text:p>63988</text:p>
          </table:table-cell>
          <table:table-cell table:number-columns-repeated="10"/>
        </table:table-row>
        <table:table-row table:style-name="ro1">
          <table:table-cell office:value-type="string">
            <text:p>IterMerge</text:p>
          </table:table-cell>
          <table:table-cell office:value-type="float" office:value="2876">
            <text:p>2876</text:p>
          </table:table-cell>
          <table:table-cell table:number-columns-repeated="10"/>
        </table:table-row>
      </table:table>
      <table:table table:name="Sheet2" table:style-name="ta1">
        <table:shapes>
          <draw:frame draw:z-index="0" draw:style-name="gr1" svg:width="8.8787in" svg:height="6.1661in" svg:x="0.0004in" svg:y="0.0004in">
            <draw:object draw:notify-on-update-of-ranges="Sheet1.L3:Sheet1.L8 Sheet1.D3:Sheet1.D3 Sheet1.E3:Sheet1.E8 Sheet1.H3:Sheet1.H3 Sheet1.I3:Sheet1.I8 Sheet1.F3:Sheet1.F3 Sheet1.G3:Sheet1.G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13:1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7T13:17:49.11</dc:date>
    <meta:document-statistic meta:table-count="2" meta:cell-count="84" meta:object-count="1"/>
    <meta:generator>LibreOffice/3.4$Win32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000" chart:interval-major="1500" chart:interval-minor-divisor="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3cm" svg:height="15.663cm" xlink:href=".." xlink:type="simple" chart:class="chart:line" chart:style-name="ch1">
        <chart:legend chart:legend-position="end" svg:x="19.569cm" svg:y="6.995cm" style:legend-expansion="high" chart:style-name="ch2"/>
        <chart:plot-area chart:style-name="ch3" table:cell-range-address="Sheet1.L3:Sheet1.L8 Sheet1.D3:Sheet1.D3 Sheet1.E3:Sheet1.E8 Sheet1.H3:Sheet1.H3 Sheet1.I3:Sheet1.I8 Sheet1.F3:Sheet1.F3 Sheet1.G3:Sheet1.G8" chart:data-source-has-labels="both" svg:x="0.901cm" svg:y="1.387cm" svg:width="17.766cm" svg:height="13.543cm">
          <chartooo:coordinate-region svg:x="2.078cm" svg:y="1.599cm" svg:width="16.217cm" svg:height="12.658cm"/>
          <chart:axis chart:dimension="x" chart:name="primary-x" chart:style-name="ch4" chartooo:axis-type="auto">
            <chartooo:date-scale/>
            <chart:categories table:cell-range-address="Sheet1.L3:Sheet1.L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8" chart:label-cell-address="Sheet1.D3:Sheet1.D3" chart:class="chart:line">
            <chart:data-point chart:repeated="6"/>
          </chart:series>
          <chart:series chart:style-name="ch8" chart:values-cell-range-address="Sheet1.I3:Sheet1.I8" chart:label-cell-address="Sheet1.H3:Sheet1.H3" chart:class="chart:line">
            <chart:data-point chart:repeated="6"/>
          </chart:series>
          <chart:series chart:style-name="ch9" chart:values-cell-range-address="Sheet1.G3:Sheet1.G8" chart:label-cell-address="Sheet1.F3:Sheet1.F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Merge</text:p>
                <draw:g>
                  <svg:desc>Sheet1.D3:Sheet1.D3</svg:desc>
                </draw:g>
              </table:table-cell>
              <table:table-cell office:value-type="string">
                <text:p>quicksort:</text:p>
                <draw:g>
                  <svg:desc>Sheet1.H3:Sheet1.H3</svg:desc>
                </draw:g>
              </table:table-cell>
              <table:table-cell office:value-type="string">
                <text:p>mergesort: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L3:Sheet1.L8</svg:desc>
                </draw:g>
              </table:table-cell>
              <table:table-cell office:value-type="float" office:value="67">
                <text:p>67</text:p>
                <draw:g>
                  <svg:desc>Sheet1.E3:Sheet1.E8</svg:desc>
                </draw:g>
              </table:table-cell>
              <table:table-cell office:value-type="float" office:value="46">
                <text:p>46</text:p>
                <draw:g>
                  <svg:desc>Sheet1.I3:Sheet1.I8</svg:desc>
                </draw:g>
              </table:table-cell>
              <table:table-cell office:value-type="float" office:value="210">
                <text:p>210</text:p>
                <draw:g>
                  <svg:desc>Sheet1.G3:Sheet1.G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4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1">
                <text:p>281</text:p>
              </table:table-cell>
              <table:table-cell office:value-type="float" office:value="198">
                <text:p>198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36">
                <text:p>636</text:p>
              </table:table-cell>
              <table:table-cell office:value-type="float" office:value="593">
                <text:p>593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311">
                <text:p>1311</text:p>
              </table:table-cell>
              <table:table-cell office:value-type="float" office:value="1093">
                <text:p>1093</text:p>
              </table:table-cell>
              <table:table-cell office:value-type="float" office:value="17184">
                <text:p>1718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876">
                <text:p>2876</text:p>
              </table:table-cell>
              <table:table-cell office:value-type="float" office:value="2325">
                <text:p>2325</text:p>
              </table:table-cell>
              <table:table-cell office:value-type="float" office:value="63988">
                <text:p>63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